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1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5.01mm"/>
    </style:style>
    <style:style style:name="co4" style:family="table-column">
      <style:table-column-properties fo:break-before="auto" style:column-width="29.97mm"/>
    </style:style>
    <style:style style:name="co5" style:family="table-column">
      <style:table-column-properties fo:break-before="auto" style:column-width="36.12mm"/>
    </style:style>
    <style:style style:name="co6" style:family="table-column">
      <style:table-column-properties fo:break-before="auto" style:column-width="40.5mm"/>
    </style:style>
    <style:style style:name="co7" style:family="table-column">
      <style:table-column-properties fo:break-before="auto" style:column-width="32.79mm"/>
    </style:style>
    <style:style style:name="co8" style:family="table-column">
      <style:table-column-properties fo:break-before="auto" style:column-width="42.49mm"/>
    </style:style>
    <style:style style:name="co9" style:family="table-column">
      <style:table-column-properties fo:break-before="auto" style:column-width="38.33mm"/>
    </style:style>
    <style:style style:name="co10" style:family="table-column">
      <style:table-column-properties fo:break-before="auto" style:column-width="41.66mm"/>
    </style:style>
    <style:style style:name="co11" style:family="table-column">
      <style:table-column-properties fo:break-before="auto" style:column-width="12.81mm"/>
    </style:style>
    <style:style style:name="co12" style:family="table-column">
      <style:table-column-properties fo:break-before="auto" style:column-width="30.29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44.4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94bd5e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0000ff"/>
      <style:text-properties style:use-window-font-color="true" fo:font-size="10pt" style:font-size-asian="10pt" style:font-size-complex="10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94bd5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4">
      <style:table-cell-properties fo:background-color="#ffff99"/>
      <style:text-properties fo:font-size="10pt" style:font-size-asian="10pt" style:font-size-complex="10pt"/>
    </style:style>
    <style:style style:name="ce8" style:family="table-cell" style:parent-style-name="Default" style:data-style-name="N4">
      <style:text-properties fo:font-size="10pt" style:font-size-asian="10pt" style:font-size-complex="10pt"/>
    </style:style>
    <style:style style:name="ce9" style:family="table-cell" style:parent-style-name="Default" style:data-style-name="N4">
      <style:table-cell-properties fo:background-color="#ffff99"/>
      <style:text-properties fo:font-size="10pt" fo:font-style="normal" style:font-size-asian="10pt" style:font-style-asian="normal" style:font-size-complex="10pt" style:font-style-complex="normal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ackground-color="#ffff99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4">
      <style:table-cell-properties fo:background-color="#cccccc"/>
      <style:text-properties fo:font-size="10pt" style:font-size-asian="10pt" style:font-size-complex="10pt"/>
    </style:style>
    <style:style style:name="ce14" style:family="table-cell" style:parent-style-name="Default" style:data-style-name="N4">
      <style:table-cell-properties fo:background-color="#ffffcc"/>
      <style:text-properties fo:font-size="10pt" style:font-size-asian="10pt" style:font-size-complex="10pt"/>
    </style:style>
    <style:style style:name="ce15" style:family="table-cell" style:parent-style-name="Default" style:data-style-name="N4">
      <style:table-cell-properties fo:background-color="#ffffcc"/>
    </style:style>
    <style:style style:name="ce16" style:family="table-cell" style:parent-style-name="Default" style:data-style-name="N0">
      <style:table-cell-properties fo:background-color="#ffffcc"/>
      <style:text-properties fo:font-size="10pt" style:font-size-asian="10pt" style:font-size-complex="10pt"/>
    </style:style>
    <style:style style:name="ce17" style:family="table-cell" style:parent-style-name="Default" style:data-style-name="N0">
      <style:text-properties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ffffcc"/>
    </style:style>
    <style:style style:name="ce2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ff99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ffff99"/>
    </style:style>
    <style:style style:name="ce2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Beam Cannons" table:style-name="ta1">
        <table:table-column table:style-name="co1" table:default-cell-style-name="ce1"/>
        <table:table-column table:style-name="co2" table:number-columns-repeated="3" table:default-cell-style-name="ce7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4"/>
        <table:table-column table:style-name="co7" table:default-cell-style-name="ce16"/>
        <table:table-column table:style-name="co8" table:default-cell-style-name="ce13"/>
        <table:table-column table:style-name="co9" table:default-cell-style-name="ce13"/>
        <table:table-column table:style-name="co8" table:default-cell-style-name="Default"/>
        <table:table-column table:style-name="co2" table:number-columns-repeated="1012" table:default-cell-style-name="ce3"/>
        <table:table-row table:style-name="ro1">
          <table:table-cell table:style-name="Default" office:value-type="string" calcext:value-type="string">
            <text:p>X=--------------&gt;</text:p>
          </table:table-cell>
          <table:table-cell table:style-name="ce6" office:value-type="float" office:value="57" calcext:value-type="float">
            <text:p>57</text:p>
          </table:table-cell>
          <table:table-cell table:style-name="ce5"/>
          <table:table-cell table:style-name="Default"/>
          <table:table-cell table:style-name="ce5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Ticks per second :</text:p>
          </table:table-cell>
          <table:table-cell table:style-name="ce6" office:value-type="float" office:value="5.88" calcext:value-type="float">
            <text:p>5,88</text:p>
          </table:table-cell>
          <table:table-cell table:style-name="ce12" office:value-type="string" calcext:value-type="string">
            <text:p><text:span text:style-name="T1">TODO : better calculation – damage per pulse = (fire time / 170) * damage</text:span></text:p>
          </table:table-cell>
          <table:table-cell table:style-name="Default"/>
          <table:table-cell table:style-name="ce5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Source :</text:p>
          </table:table-cell>
          <table:table-cell table:style-name="Default" office:value-type="string" calcext:value-type="string">
            <text:p>http://www.hard-light.net/forums/index.php?topic=80789.msg1610498#msg1610498</text:p>
          </table:table-cell>
          <table:table-cell table:style-name="ce5"/>
          <table:table-cell table:style-name="Default"/>
          <table:table-cell table:style-name="ce5" table:number-columns-repeated="7"/>
          <table:table-cell/>
          <table:table-cell table:style-name="Default" table:number-columns-repeated="1012"/>
        </table:table-row>
        <table:table-row table:style-name="ro1">
          <table:table-cell table:style-name="Default" table:number-columns-repeated="2"/>
          <table:table-cell table:style-name="ce5"/>
          <table:table-cell table:style-name="Default"/>
          <table:table-cell table:style-name="ce5" table:number-columns-repeated="3"/>
          <table:table-cell table:style-name="ce5" office:value-type="string" calcext:value-type="string">
            <text:p>Ship specific stats</text:p>
          </table:table-cell>
          <table:table-cell table:style-name="ce5" table:number-columns-repeated="3"/>
          <table:table-cell/>
          <table:table-cell table:style-name="Default" table:number-columns-repeated="1012"/>
        </table:table-row>
        <table:table-row table:style-name="ro1">
          <table:table-cell table:style-name="Default"/>
          <table:table-cell table:style-name="ce5" office:value-type="string" calcext:value-type="string">
            <text:p>Damage</text:p>
          </table:table-cell>
          <table:table-cell table:style-name="ce5" office:value-type="string" calcext:value-type="string">
            <text:p>Fire wait</text:p>
          </table:table-cell>
          <table:table-cell table:style-name="ce5" office:value-type="string" calcext:value-type="string">
            <text:p>Beam Life</text:p>
          </table:table-cell>
          <table:table-cell table:style-name="ce5" office:value-type="string" calcext:value-type="string">
            <text:p>Damage per salvo</text:p>
          </table:table-cell>
          <table:table-cell table:style-name="ce5" office:value-type="string" calcext:value-type="string">
            <text:p>Shots per X sec</text:p>
          </table:table-cell>
          <table:table-cell table:style-name="ce5" office:value-type="string" calcext:value-type="string">
            <text:p>Sustained damage</text:p>
          </table:table-cell>
          <table:table-cell table:style-name="ce5" office:value-type="string" calcext:value-type="string">
            <text:p>Fire rate multiplier</text:p>
          </table:table-cell>
          <table:table-cell table:style-name="ce5" office:value-type="string" calcext:value-type="string">
            <text:p>Number of guns</text:p>
          </table:table-cell>
          <table:table-cell table:style-name="ce5" office:value-type="string" calcext:value-type="string">
            <text:p>Damage with multiplier</text:p>
          </table:table-cell>
          <table:table-cell table:style-name="ce5" office:value-type="string" calcext:value-type="string">
            <text:p>Full Damage Output</text:p>
          </table:table-cell>
          <table:table-cell/>
          <table:table-cell table:style-name="Default" table:number-columns-repeated="1012"/>
        </table:table-row>
        <table:table-row table:style-name="ro2">
          <table:table-cell office:value-type="string" calcext:value-type="string">
            <text:p>Sgreen</text:p>
          </table:table-cell>
          <table:table-cell office:value-type="float" office:value="210" calcext:value-type="float">
            <text:p>210,00</text:p>
          </table:table-cell>
          <table:table-cell office:value-type="float" office:value="45" calcext:value-type="float">
            <text:p>45,00</text:p>
          </table:table-cell>
          <table:table-cell office:value-type="float" office:value="2.5" calcext:value-type="float">
            <text:p>2,50</text:p>
          </table:table-cell>
          <table:table-cell table:formula="of:=[.B6]*[.B$2]*[.D6]" office:value-type="float" office:value="3087" calcext:value-type="float">
            <text:p>3 087,00</text:p>
          </table:table-cell>
          <table:table-cell table:formula="of:=CEILING([.$B$1]/[.C6])" office:value-type="float" office:value="2" calcext:value-type="float">
            <text:p>2,00</text:p>
          </table:table-cell>
          <table:table-cell table:formula="of:=[.$E6]*[.$F6]" office:value-type="float" office:value="6174" calcext:value-type="float">
            <text:p>6 174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6]*[.$F6]*[.H6]" office:value-type="float" office:value="6174" calcext:value-type="float">
            <text:p>6 174,00</text:p>
          </table:table-cell>
          <table:table-cell table:formula="of:=[.J6]*[.I6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terSlash</text:p>
          </table:table-cell>
          <table:table-cell office:value-type="float" office:value="150" calcext:value-type="float">
            <text:p>150,00</text:p>
          </table:table-cell>
          <table:table-cell office:value-type="float" office:value="10" calcext:value-type="float">
            <text:p>10,00</text:p>
          </table:table-cell>
          <table:table-cell office:value-type="float" office:value="2.2" calcext:value-type="float">
            <text:p>2,20</text:p>
          </table:table-cell>
          <table:table-cell table:formula="of:=[.B7]*[.B$2]*[.D7]" office:value-type="float" office:value="1940.4" calcext:value-type="float">
            <text:p>1 940,40</text:p>
          </table:table-cell>
          <table:table-cell table:formula="of:=CEILING([.$B$1]/[.C7])" office:value-type="float" office:value="6" calcext:value-type="float">
            <text:p>6,00</text:p>
          </table:table-cell>
          <table:table-cell table:formula="of:=[.$E7]*[.$F7]" office:value-type="float" office:value="11642.4" calcext:value-type="float">
            <text:p>11 642,4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7]*[.$F7]*[.H7]" office:value-type="float" office:value="11642.4" calcext:value-type="float">
            <text:p>11 642,40</text:p>
          </table:table-cell>
          <table:table-cell table:formula="of:=[.J7]*[.I7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reen Beam</text:p>
          </table:table-cell>
          <table:table-cell office:value-type="float" office:value="200" calcext:value-type="float">
            <text:p>200,00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table:formula="of:=[.B8]*[.B$2]*[.D8]" office:value-type="float" office:value="2352" calcext:value-type="float">
            <text:p>2 352,00</text:p>
          </table:table-cell>
          <table:table-cell table:formula="of:=CEILING([.$B$1]/[.C8])" office:value-type="float" office:value="6" calcext:value-type="float">
            <text:p>6,00</text:p>
          </table:table-cell>
          <table:table-cell table:formula="of:=[.$E8]*[.$F8]" office:value-type="float" office:value="14112" calcext:value-type="float">
            <text:p>14 112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8]*[.$F8]*[.H8]" office:value-type="float" office:value="14112" calcext:value-type="float">
            <text:p>14 112,00</text:p>
          </table:table-cell>
          <table:table-cell table:formula="of:=[.J8]*[.I8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rSlash</text:p>
          </table:table-cell>
          <table:table-cell office:value-type="float" office:value="350" calcext:value-type="float">
            <text:p>350,00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table:formula="of:=[.B9]*[.B$2]*[.D9]" office:value-type="float" office:value="4116" calcext:value-type="float">
            <text:p>4 116,00</text:p>
          </table:table-cell>
          <table:table-cell table:formula="of:=CEILING([.$B$1]/[.C9])" office:value-type="float" office:value="6" calcext:value-type="float">
            <text:p>6,00</text:p>
          </table:table-cell>
          <table:table-cell table:formula="of:=[.$E9]*[.$F9]" office:value-type="float" office:value="24696" calcext:value-type="float">
            <text:p>24 696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9]*[.$F9]*[.H9]" office:value-type="float" office:value="24696" calcext:value-type="float">
            <text:p>24 696,00</text:p>
          </table:table-cell>
          <table:table-cell table:formula="of:=[.J9]*[.I9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erSlashBlue</text:p>
          </table:table-cell>
          <table:table-cell office:value-type="float" office:value="425" calcext:value-type="float">
            <text:p>425,00</text:p>
          </table:table-cell>
          <table:table-cell office:value-type="float" office:value="10" calcext:value-type="float">
            <text:p>10,00</text:p>
          </table:table-cell>
          <table:table-cell office:value-type="float" office:value="2.3" calcext:value-type="float">
            <text:p>2,30</text:p>
          </table:table-cell>
          <table:table-cell table:formula="of:=[.B10]*[.B$2]*[.D10]" office:value-type="float" office:value="5747.7" calcext:value-type="float">
            <text:p>5 747,70</text:p>
          </table:table-cell>
          <table:table-cell table:formula="of:=CEILING([.$B$1]/[.C10])" office:value-type="float" office:value="6" calcext:value-type="float">
            <text:p>6,00</text:p>
          </table:table-cell>
          <table:table-cell table:formula="of:=[.$E10]*[.$F10]" office:value-type="float" office:value="34486.2" calcext:value-type="float">
            <text:p>34 486,2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green</text:p>
          </table:table-cell>
          <table:table-cell office:value-type="float" office:value="252" calcext:value-type="float">
            <text:p>252,00</text:p>
          </table:table-cell>
          <table:table-cell office:value-type="float" office:value="22" calcext:value-type="float">
            <text:p>22,00</text:p>
          </table:table-cell>
          <table:table-cell office:value-type="float" office:value="2.9" calcext:value-type="float">
            <text:p>2,90</text:p>
          </table:table-cell>
          <table:table-cell table:formula="of:=[.B11]*[.B$2]*[.D11]" office:value-type="float" office:value="4297.104" calcext:value-type="float">
            <text:p>4 297,10</text:p>
          </table:table-cell>
          <table:table-cell table:formula="of:=CEILING([.$B$1]/[.C11])" office:value-type="float" office:value="3" calcext:value-type="float">
            <text:p>3,00</text:p>
          </table:table-cell>
          <table:table-cell table:formula="of:=[.$E11]*[.$F11]" office:value-type="float" office:value="12891.312" calcext:value-type="float">
            <text:p>12 891,31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11]*[.$F11]*[.H11]" office:value-type="float" office:value="12891.312" calcext:value-type="float">
            <text:p>12 891,31</text:p>
          </table:table-cell>
          <table:table-cell table:formula="of:=[.J11]*[.I11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greenUp</text:p>
          </table:table-cell>
          <table:table-cell office:value-type="float" office:value="378" calcext:value-type="float">
            <text:p>378,00</text:p>
          </table:table-cell>
          <table:table-cell office:value-type="float" office:value="18" calcext:value-type="float">
            <text:p>18,00</text:p>
          </table:table-cell>
          <table:table-cell office:value-type="float" office:value="3.2" calcext:value-type="float">
            <text:p>3,20</text:p>
          </table:table-cell>
          <table:table-cell table:formula="of:=[.B12]*[.B$2]*[.D12]" office:value-type="float" office:value="7112.448" calcext:value-type="float">
            <text:p>7 112,45</text:p>
          </table:table-cell>
          <table:table-cell table:formula="of:=CEILING([.$B$1]/[.C12])" office:value-type="float" office:value="4" calcext:value-type="float">
            <text:p>4,00</text:p>
          </table:table-cell>
          <table:table-cell table:formula="of:=[.$E12]*[.$F12]" office:value-type="float" office:value="28449.792" calcext:value-type="float">
            <text:p>28 449,79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12]*[.$F12]*[.H12]" office:value-type="float" office:value="28449.792" calcext:value-type="float">
            <text:p>28 449,79</text:p>
          </table:table-cell>
          <table:table-cell table:formula="of:=[.J12]*[.I12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green</text:p>
          </table:table-cell>
          <table:table-cell office:value-type="float" office:value="1200" calcext:value-type="float">
            <text:p>1 200,00</text:p>
          </table:table-cell>
          <table:table-cell office:value-type="float" office:value="30" calcext:value-type="float">
            <text:p>30,00</text:p>
          </table:table-cell>
          <table:table-cell office:value-type="float" office:value="4" calcext:value-type="float">
            <text:p>4,00</text:p>
          </table:table-cell>
          <table:table-cell table:formula="of:=[.B13]*[.B$2]*[.D13]" office:value-type="float" office:value="28224" calcext:value-type="float">
            <text:p>28 224,00</text:p>
          </table:table-cell>
          <table:table-cell table:formula="of:=CEILING([.$B$1]/[.C13])" office:value-type="float" office:value="2" calcext:value-type="float">
            <text:p>2,00</text:p>
          </table:table-cell>
          <table:table-cell table:formula="of:=[.$E13]*[.$F13]" office:value-type="float" office:value="56448" calcext:value-type="float">
            <text:p>56 448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13]*[.$F13]*[.H13]" office:value-type="float" office:value="56448" calcext:value-type="float">
            <text:p>56 448,00</text:p>
          </table:table-cell>
          <table:table-cell table:formula="of:=[.J13]*[.I13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FGreen</text:p>
          </table:table-cell>
          <table:table-cell office:value-type="float" office:value="1900" calcext:value-type="float">
            <text:p>1 900,00</text:p>
          </table:table-cell>
          <table:table-cell office:value-type="float" office:value="35" calcext:value-type="float">
            <text:p>35,00</text:p>
          </table:table-cell>
          <table:table-cell office:value-type="float" office:value="4" calcext:value-type="float">
            <text:p>4,00</text:p>
          </table:table-cell>
          <table:table-cell table:formula="of:=[.B14]*[.B$2]*[.D14]" office:value-type="float" office:value="44688" calcext:value-type="float">
            <text:p>44 688,00</text:p>
          </table:table-cell>
          <table:table-cell table:formula="of:=CEILING([.$B$1]/[.C14])" office:value-type="float" office:value="2" calcext:value-type="float">
            <text:p>2,00</text:p>
          </table:table-cell>
          <table:table-cell table:formula="of:=[.$E14]*[.$F14]" office:value-type="float" office:value="89376" calcext:value-type="float">
            <text:p>89 376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14]*[.$F14]*[.H14]" office:value-type="float" office:value="89376" calcext:value-type="float">
            <text:p>89 376,00</text:p>
          </table:table-cell>
          <table:table-cell table:formula="of:=[.J14]*[.I14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8" table:number-columns-repeated="7"/>
          <table:table-cell table:style-name="ce17"/>
          <table:table-cell table:style-name="ce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Svas</text:p>
          </table:table-cell>
          <table:table-cell office:value-type="float" office:value="350" calcext:value-type="float">
            <text:p>350,00</text:p>
          </table:table-cell>
          <table:table-cell office:value-type="float" office:value="20" calcext:value-type="float">
            <text:p>20,00</text:p>
          </table:table-cell>
          <table:table-cell office:value-type="float" office:value="2.5" calcext:value-type="float">
            <text:p>2,50</text:p>
          </table:table-cell>
          <table:table-cell table:formula="of:=[.B16]*[.B$2]*[.D16]" office:value-type="float" office:value="5145" calcext:value-type="float">
            <text:p>5 145,00</text:p>
          </table:table-cell>
          <table:table-cell table:formula="of:=CEILING([.$B$1]/[.C16])" office:value-type="float" office:value="3" calcext:value-type="float">
            <text:p>3,00</text:p>
          </table:table-cell>
          <table:table-cell table:formula="of:=[.$E16]*[.$F16]" office:value-type="float" office:value="15435" calcext:value-type="float">
            <text:p>15 435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16]*[.$F16]*[.H16]" office:value-type="float" office:value="15435" calcext:value-type="float">
            <text:p>15 435,00</text:p>
          </table:table-cell>
          <table:table-cell table:formula="of:=[.J16]*[.I16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vas</text:p>
          </table:table-cell>
          <table:table-cell table:style-name="ce9" office:value-type="float" office:value="490" calcext:value-type="float">
            <text:p>490,00</text:p>
          </table:table-cell>
          <table:table-cell office:value-type="float" office:value="18" calcext:value-type="float">
            <text:p>18,00</text:p>
          </table:table-cell>
          <table:table-cell table:style-name="ce9" office:value-type="float" office:value="3.3" calcext:value-type="float">
            <text:p>3,30</text:p>
          </table:table-cell>
          <table:table-cell table:formula="of:=[.B17]*[.B$2]*[.D17]" office:value-type="float" office:value="9507.96" calcext:value-type="float">
            <text:p>9 507,96</text:p>
          </table:table-cell>
          <table:table-cell table:formula="of:=CEILING([.$B$1]/[.C17])" office:value-type="float" office:value="4" calcext:value-type="float">
            <text:p>4,00</text:p>
          </table:table-cell>
          <table:table-cell table:formula="of:=[.$E17]*[.$F17]" office:value-type="float" office:value="38031.84" calcext:value-type="float">
            <text:p>38 031,84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17]*[.$F17]*[.H17]" office:value-type="float" office:value="38031.84" calcext:value-type="float">
            <text:p>38 031,84</text:p>
          </table:table-cell>
          <table:table-cell table:formula="of:=[.J17]*[.I17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vasUp</text:p>
          </table:table-cell>
          <table:table-cell office:value-type="float" office:value="630" calcext:value-type="float">
            <text:p>630,00</text:p>
          </table:table-cell>
          <table:table-cell office:value-type="float" office:value="18" calcext:value-type="float">
            <text:p>18,00</text:p>
          </table:table-cell>
          <table:table-cell office:value-type="float" office:value="3.3" calcext:value-type="float">
            <text:p>3,30</text:p>
          </table:table-cell>
          <table:table-cell table:formula="of:=[.B18]*[.B$2]*[.D18]" office:value-type="float" office:value="12224.52" calcext:value-type="float">
            <text:p>12 224,52</text:p>
          </table:table-cell>
          <table:table-cell table:formula="of:=CEILING([.$B$1]/[.C18])" office:value-type="float" office:value="4" calcext:value-type="float">
            <text:p>4,00</text:p>
          </table:table-cell>
          <table:table-cell table:formula="of:=[.$E18]*[.$F18]" office:value-type="float" office:value="48898.08" calcext:value-type="float">
            <text:p>48 898,08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18]*[.$F18]*[.H18]" office:value-type="float" office:value="48898.08" calcext:value-type="float">
            <text:p>48 898,08</text:p>
          </table:table-cell>
          <table:table-cell table:formula="of:=[.J18]*[.I18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slash</text:p>
          </table:table-cell>
          <table:table-cell office:value-type="float" office:value="750" calcext:value-type="float">
            <text:p>750,00</text:p>
          </table:table-cell>
          <table:table-cell office:value-type="float" office:value="10" calcext:value-type="float">
            <text:p>10,00</text:p>
          </table:table-cell>
          <table:table-cell office:value-type="float" office:value="2" calcext:value-type="float">
            <text:p>2,00</text:p>
          </table:table-cell>
          <table:table-cell table:formula="of:=[.B19]*[.B$2]*[.D19]" office:value-type="float" office:value="8820" calcext:value-type="float">
            <text:p>8 820,00</text:p>
          </table:table-cell>
          <table:table-cell table:formula="of:=CEILING([.$B$1]/[.C19])" office:value-type="float" office:value="6" calcext:value-type="float">
            <text:p>6,00</text:p>
          </table:table-cell>
          <table:table-cell table:formula="of:=[.$E19]*[.$F19]" office:value-type="float" office:value="52920" calcext:value-type="float">
            <text:p>52 92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19]*[.$F19]*[.H19]" office:value-type="float" office:value="52920" calcext:value-type="float">
            <text:p>52 920,00</text:p>
          </table:table-cell>
          <table:table-cell table:formula="of:=[.J19]*[.I19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vas</text:p>
          </table:table-cell>
          <table:table-cell office:value-type="float" office:value="1100" calcext:value-type="float">
            <text:p>1 100,00</text:p>
          </table:table-cell>
          <table:table-cell office:value-type="float" office:value="24" calcext:value-type="float">
            <text:p>24,00</text:p>
          </table:table-cell>
          <table:table-cell office:value-type="float" office:value="3.7" calcext:value-type="float">
            <text:p>3,70</text:p>
          </table:table-cell>
          <table:table-cell table:formula="of:=[.B20]*[.B$2]*[.D20]" office:value-type="float" office:value="23931.6" calcext:value-type="float">
            <text:p>23 931,60</text:p>
          </table:table-cell>
          <table:table-cell table:formula="of:=CEILING([.$B$1]/[.C20])" office:value-type="float" office:value="3" calcext:value-type="float">
            <text:p>3,00</text:p>
          </table:table-cell>
          <table:table-cell table:formula="of:=[.$E20]*[.$F20]" office:value-type="float" office:value="71794.8" calcext:value-type="float">
            <text:p>71 794,8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20]*[.$F20]*[.H20]" office:value-type="float" office:value="71794.8" calcext:value-type="float">
            <text:p>71 794,80</text:p>
          </table:table-cell>
          <table:table-cell table:formula="of:=[.J20]*[.I20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FVas</text:p>
          </table:table-cell>
          <table:table-cell table:style-name="ce9" office:value-type="float" office:value="2420" calcext:value-type="float">
            <text:p>2 420,00</text:p>
          </table:table-cell>
          <table:table-cell office:value-type="float" office:value="24" calcext:value-type="float">
            <text:p>24,00</text:p>
          </table:table-cell>
          <table:table-cell table:style-name="ce9" office:value-type="float" office:value="3.7" calcext:value-type="float">
            <text:p>3,70</text:p>
          </table:table-cell>
          <table:table-cell table:formula="of:=[.B21]*[.B$2]*[.D21]" office:value-type="float" office:value="52649.52" calcext:value-type="float">
            <text:p>52 649,52</text:p>
          </table:table-cell>
          <table:table-cell table:formula="of:=CEILING([.$B$1]/[.C21])" office:value-type="float" office:value="3" calcext:value-type="float">
            <text:p>3,00</text:p>
          </table:table-cell>
          <table:table-cell table:formula="of:=[.$E21]*[.$F21]" office:value-type="float" office:value="157948.56" calcext:value-type="float">
            <text:p>157 948,56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21]*[.$F21]*[.H21]" office:value-type="float" office:value="157948.56" calcext:value-type="float">
            <text:p>157 948,56</text:p>
          </table:table-cell>
          <table:table-cell table:formula="of:=[.J21]*[.I21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3"/>
          <table:table-cell table:style-name="ce8" table:number-columns-repeated="7"/>
          <table:table-cell table:style-name="ce17"/>
          <table:table-cell table:style-name="ce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Sred</text:p>
          </table:table-cell>
          <table:table-cell office:value-type="float" office:value="200" calcext:value-type="float">
            <text:p>200,00</text:p>
          </table:table-cell>
          <table:table-cell office:value-type="float" office:value="25" calcext:value-type="float">
            <text:p>25,00</text:p>
          </table:table-cell>
          <table:table-cell office:value-type="float" office:value="3.8" calcext:value-type="float">
            <text:p>3,80</text:p>
          </table:table-cell>
          <table:table-cell table:formula="of:=[.B23]*[.B$2]*[.D23]" office:value-type="float" office:value="4468.8" calcext:value-type="float">
            <text:p>4 468,80</text:p>
          </table:table-cell>
          <table:table-cell table:formula="of:=CEILING([.$B$1]/[.C23])" office:value-type="float" office:value="3" calcext:value-type="float">
            <text:p>3,00</text:p>
          </table:table-cell>
          <table:table-cell table:formula="of:=[.$E23]*[.$F23]" office:value-type="float" office:value="13406.4" calcext:value-type="float">
            <text:p>13 406,4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23]*[.$F23]*[.H23]" office:value-type="float" office:value="13406.4" calcext:value-type="float">
            <text:p>13 406,40</text:p>
          </table:table-cell>
          <table:table-cell table:formula="of:=[.J23]*[.I23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red</text:p>
          </table:table-cell>
          <table:table-cell office:value-type="float" office:value="360" calcext:value-type="float">
            <text:p>360,00</text:p>
          </table:table-cell>
          <table:table-cell office:value-type="float" office:value="16" calcext:value-type="float">
            <text:p>16,00</text:p>
          </table:table-cell>
          <table:table-cell office:value-type="float" office:value="3.8" calcext:value-type="float">
            <text:p>3,80</text:p>
          </table:table-cell>
          <table:table-cell table:formula="of:=[.B24]*[.B$2]*[.D24]" office:value-type="float" office:value="8043.84" calcext:value-type="float">
            <text:p>8 043,84</text:p>
          </table:table-cell>
          <table:table-cell table:formula="of:=CEILING([.$B$1]/[.C24])" office:value-type="float" office:value="4" calcext:value-type="float">
            <text:p>4,00</text:p>
          </table:table-cell>
          <table:table-cell table:formula="of:=[.$E24]*[.$F24]" office:value-type="float" office:value="32175.36" calcext:value-type="float">
            <text:p>32 175,36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24]*[.$F24]*[.H24]" office:value-type="float" office:value="32175.36" calcext:value-type="float">
            <text:p>32 175,36</text:p>
          </table:table-cell>
          <table:table-cell table:formula="of:=[.J24]*[.I24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redUp</text:p>
          </table:table-cell>
          <table:table-cell office:value-type="float" office:value="540" calcext:value-type="float">
            <text:p>540,00</text:p>
          </table:table-cell>
          <table:table-cell office:value-type="float" office:value="12" calcext:value-type="float">
            <text:p>12,00</text:p>
          </table:table-cell>
          <table:table-cell office:value-type="float" office:value="3.8" calcext:value-type="float">
            <text:p>3,80</text:p>
          </table:table-cell>
          <table:table-cell table:formula="of:=[.B25]*[.B$2]*[.D25]" office:value-type="float" office:value="12065.76" calcext:value-type="float">
            <text:p>12 065,76</text:p>
          </table:table-cell>
          <table:table-cell table:formula="of:=CEILING([.$B$1]/[.C25])" office:value-type="float" office:value="5" calcext:value-type="float">
            <text:p>5,00</text:p>
          </table:table-cell>
          <table:table-cell table:formula="of:=[.$E25]*[.$F25]" office:value-type="float" office:value="60328.8" calcext:value-type="float">
            <text:p>60 328,8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25]*[.$F25]*[.H25]" office:value-type="float" office:value="60328.8" calcext:value-type="float">
            <text:p>60 328,80</text:p>
          </table:table-cell>
          <table:table-cell table:formula="of:=[.J25]*[.I25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red</text:p>
          </table:table-cell>
          <table:table-cell office:value-type="float" office:value="600" calcext:value-type="float">
            <text:p>600,00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table:formula="of:=[.B26]*[.B$2]*[.D26]" office:value-type="float" office:value="24696" calcext:value-type="float">
            <text:p>24 696,00</text:p>
          </table:table-cell>
          <table:table-cell table:formula="of:=CEILING([.$B$1]/[.C26])" office:value-type="float" office:value="6" calcext:value-type="float">
            <text:p>6,00</text:p>
          </table:table-cell>
          <table:table-cell table:formula="of:=[.$E26]*[.$F26]" office:value-type="float" office:value="148176" calcext:value-type="float">
            <text:p>148 176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26]*[.$F26]*[.H26]" office:value-type="float" office:value="148176" calcext:value-type="float">
            <text:p>148 176,00</text:p>
          </table:table-cell>
          <table:table-cell table:formula="of:=[.J26]*[.I26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FRed</text:p>
          </table:table-cell>
          <table:table-cell office:value-type="float" office:value="2100" calcext:value-type="float">
            <text:p>2 100,00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table:formula="of:=[.B27]*[.B$2]*[.D27]" office:value-type="float" office:value="86436" calcext:value-type="float">
            <text:p>86 436,00</text:p>
          </table:table-cell>
          <table:table-cell table:formula="of:=CEILING([.$B$1]/[.C27])" office:value-type="float" office:value="6" calcext:value-type="float">
            <text:p>6,00</text:p>
          </table:table-cell>
          <table:table-cell table:formula="of:=[.$E27]*[.$F27]" office:value-type="float" office:value="518616" calcext:value-type="float">
            <text:p>518 616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E27]*[.$F27]*[.H27]" office:value-type="float" office:value="518616" calcext:value-type="float">
            <text:p>518 616,00</text:p>
          </table:table-cell>
          <table:table-cell table:formula="of:=[.J27]*[.I27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0" table:number-columns-repeated="7"/>
          <table:table-cell table:style-name="ce18"/>
          <table:table-cell table:style-name="ce10" table:number-columns-repeated="2"/>
          <table:table-cell table:number-columns-repeated="1013"/>
        </table:table-row>
        <table:table-row table:style-name="ro2">
          <table:table-cell table:style-name="ce4" office:value-type="string" calcext:value-type="string">
            <text:p>S-AAA-Weak</text:p>
          </table:table-cell>
          <table:table-cell table:number-columns-repeated="2" table:style-name="ce11" office:value-type="float" office:value="5" calcext:value-type="float">
            <text:p>5,00</text:p>
          </table:table-cell>
          <table:table-cell table:style-name="ce11" office:value-type="float" office:value="3" calcext:value-type="float">
            <text:p>3,00</text:p>
          </table:table-cell>
          <table:table-cell table:formula="of:=[.B29]*[.B$2]*[.D29]" office:value-type="float" office:value="88.2" calcext:value-type="float">
            <text:p>88,20</text:p>
          </table:table-cell>
          <table:table-cell table:formula="of:=CEILING([.$B$1]/[.C29])" office:value-type="float" office:value="12" calcext:value-type="float">
            <text:p>12,00</text:p>
          </table:table-cell>
          <table:table-cell table:formula="of:=[.$E29]*[.$F29]" office:value-type="float" office:value="1058.4" calcext:value-type="float">
            <text:p>1 058,40</text:p>
          </table:table-cell>
          <table:table-cell table:style-name="ce15" office:value-type="float" office:value="1" calcext:value-type="float">
            <text:p>1,00</text:p>
          </table:table-cell>
          <table:table-cell table:style-name="ce19" office:value-type="float" office:value="0" calcext:value-type="float">
            <text:p>0</text:p>
          </table:table-cell>
          <table:table-cell table:formula="of:=[.$E29]*[.$F29]*[.H29]" office:value-type="float" office:value="1058.4" calcext:value-type="float">
            <text:p>1 058,40</text:p>
          </table:table-cell>
          <table:table-cell table:formula="of:=[.J29]*[.I29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AAA</text:p>
          </table:table-cell>
          <table:table-cell table:style-name="ce11" office:value-type="float" office:value="9" calcext:value-type="float">
            <text:p>9,00</text:p>
          </table:table-cell>
          <table:table-cell table:style-name="ce11" office:value-type="float" office:value="5" calcext:value-type="float">
            <text:p>5,00</text:p>
          </table:table-cell>
          <table:table-cell table:style-name="ce11" office:value-type="float" office:value="3.5" calcext:value-type="float">
            <text:p>3,50</text:p>
          </table:table-cell>
          <table:table-cell table:formula="of:=[.B30]*[.B$2]*[.D30]" office:value-type="float" office:value="185.22" calcext:value-type="float">
            <text:p>185,22</text:p>
          </table:table-cell>
          <table:table-cell table:formula="of:=CEILING([.$B$1]/[.C30])" office:value-type="float" office:value="12" calcext:value-type="float">
            <text:p>12,00</text:p>
          </table:table-cell>
          <table:table-cell table:formula="of:=[.$E30]*[.$F30]" office:value-type="float" office:value="2222.64" calcext:value-type="float">
            <text:p>2 222,64</text:p>
          </table:table-cell>
          <table:table-cell table:style-name="ce15" office:value-type="float" office:value="1" calcext:value-type="float">
            <text:p>1,00</text:p>
          </table:table-cell>
          <table:table-cell table:style-name="ce19" office:value-type="float" office:value="0" calcext:value-type="float">
            <text:p>0</text:p>
          </table:table-cell>
          <table:table-cell table:formula="of:=[.$E30]*[.$F30]*[.H30]" office:value-type="float" office:value="2222.64" calcext:value-type="float">
            <text:p>2 222,64</text:p>
          </table:table-cell>
          <table:table-cell table:formula="of:=[.J30]*[.I30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AAAf</text:p>
          </table:table-cell>
          <table:table-cell table:style-name="ce11" office:value-type="float" office:value="14" calcext:value-type="float">
            <text:p>14,00</text:p>
          </table:table-cell>
          <table:table-cell table:style-name="ce11" office:value-type="float" office:value="5.5" calcext:value-type="float">
            <text:p>5,50</text:p>
          </table:table-cell>
          <table:table-cell table:style-name="ce11" office:value-type="float" office:value="2.5" calcext:value-type="float">
            <text:p>2,50</text:p>
          </table:table-cell>
          <table:table-cell table:formula="of:=[.B31]*[.B$2]*[.D31]" office:value-type="float" office:value="205.8" calcext:value-type="float">
            <text:p>205,80</text:p>
          </table:table-cell>
          <table:table-cell table:formula="of:=CEILING([.$B$1]/[.C31])" office:value-type="float" office:value="11" calcext:value-type="float">
            <text:p>11,00</text:p>
          </table:table-cell>
          <table:table-cell table:formula="of:=[.$E31]*[.$F31]" office:value-type="float" office:value="2263.8" calcext:value-type="float">
            <text:p>2 263,80</text:p>
          </table:table-cell>
          <table:table-cell table:style-name="ce15" office:value-type="float" office:value="1" calcext:value-type="float">
            <text:p>1,00</text:p>
          </table:table-cell>
          <table:table-cell table:style-name="ce19" office:value-type="float" office:value="0" calcext:value-type="float">
            <text:p>0</text:p>
          </table:table-cell>
          <table:table-cell table:formula="of:=[.$E31]*[.$F31]*[.H31]" office:value-type="float" office:value="2263.8" calcext:value-type="float">
            <text:p>2 263,80</text:p>
          </table:table-cell>
          <table:table-cell table:formula="of:=[.J31]*[.I31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ULTRA Anti-Fighter Beam</text:p>
          </table:table-cell>
          <table:table-cell table:style-name="ce11" office:value-type="float" office:value="30" calcext:value-type="float">
            <text:p>30,00</text:p>
          </table:table-cell>
          <table:table-cell table:style-name="ce11" office:value-type="float" office:value="2.2" calcext:value-type="float">
            <text:p>2,20</text:p>
          </table:table-cell>
          <table:table-cell table:style-name="ce11" office:value-type="float" office:value="2.5" calcext:value-type="float">
            <text:p>2,50</text:p>
          </table:table-cell>
          <table:table-cell table:formula="of:=[.B32]*[.B$2]*[.D32]" office:value-type="float" office:value="441" calcext:value-type="float">
            <text:p>441,00</text:p>
          </table:table-cell>
          <table:table-cell table:formula="of:=CEILING([.$B$1]/[.C32])" office:value-type="float" office:value="26" calcext:value-type="float">
            <text:p>26,00</text:p>
          </table:table-cell>
          <table:table-cell table:formula="of:=[.$E32]*[.$F32]" office:value-type="float" office:value="11466" calcext:value-type="float">
            <text:p>11 466,00</text:p>
          </table:table-cell>
          <table:table-cell table:style-name="ce15" office:value-type="float" office:value="1" calcext:value-type="float">
            <text:p>1,00</text:p>
          </table:table-cell>
          <table:table-cell table:style-name="ce19" office:value-type="float" office:value="0" calcext:value-type="float">
            <text:p>0</text:p>
          </table:table-cell>
          <table:table-cell table:formula="of:=[.$E32]*[.$F32]*[.H32]" office:value-type="float" office:value="11466" calcext:value-type="float">
            <text:p>11 466,00</text:p>
          </table:table-cell>
          <table:table-cell table:formula="of:=[.J32]*[.I32]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5" office:value-type="string" calcext:value-type="string">
            <text:p>Blue Planet Beams</text:p>
          </table:table-cell>
          <table:table-cell table:style-name="Default" table:number-columns-repeated="10"/>
          <table:table-cell/>
          <table:table-cell table:style-name="Default" table:number-columns-repeated="1012"/>
        </table:table-row>
      </table:table>
      <table:table table:name="Lance Weapons" table:style-name="ta1">
        <table:table-column table:style-name="co10" table:default-cell-style-name="Default"/>
        <table:table-column table:style-name="co2" table:number-columns-repeated="3" table:default-cell-style-name="ce11"/>
        <table:table-column table:style-name="co11" table:default-cell-style-name="ce23"/>
        <table:table-column table:style-name="co3" table:default-cell-style-name="ce13"/>
        <table:table-column table:style-name="co12" table:number-columns-repeated="2" table:default-cell-style-name="ce13"/>
        <table:table-column table:style-name="co5" table:number-columns-repeated="2" table:default-cell-style-name="ce13"/>
        <table:table-column table:style-name="co5" table:default-cell-style-name="ce15"/>
        <table:table-column table:style-name="co13" table:default-cell-style-name="ce19"/>
        <table:table-column table:style-name="co14" table:default-cell-style-name="ce13"/>
        <table:table-column table:style-name="co9" table:number-columns-repeated="2" table:default-cell-style-name="ce13"/>
        <table:table-column table:style-name="co2" table:default-cell-style-name="ce13"/>
        <table:table-column table:style-name="co2" table:number-columns-repeated="1008" table:default-cell-style-name="Default"/>
        <table:table-row table:style-name="ro1">
          <table:table-cell office:value-type="string" calcext:value-type="string">
            <text:p>X=--------------&gt;</text:p>
          </table:table-cell>
          <table:table-cell table:style-name="ce6" office:value-type="float" office:value="30" calcext:value-type="float">
            <text:p>30</text:p>
          </table:table-cell>
          <table:table-cell table:style-name="ce12"/>
          <table:table-cell table:style-name="Default"/>
          <table:table-cell table:style-name="ce12" table:number-columns-repeated="4"/>
          <table:table-cell table:style-name="ce12" office:value-type="string" calcext:value-type="string">
            <text:p>Strikecraft multiplier :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1014"/>
        </table:table-row>
        <table:table-row table:style-name="ro1">
          <table:table-cell office:value-type="string" calcext:value-type="string">
            <text:p>Ticks per second :</text:p>
          </table:table-cell>
          <table:table-cell table:style-name="ce6" office:value-type="float" office:value="5.88" calcext:value-type="float">
            <text:p>5,88</text:p>
          </table:table-cell>
          <table:table-cell table:style-name="ce12" table:number-columns-repeated="6"/>
          <table:table-cell table:style-name="ce12" office:value-type="string" calcext:value-type="string">
            <text:p>Capship multiplier :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1014"/>
        </table:table-row>
        <table:table-row table:style-name="ro1">
          <table:table-cell/>
          <table:table-cell table:style-name="Default"/>
          <table:table-cell table:style-name="ce5"/>
          <table:table-cell table:style-name="Default" table:number-columns-repeated="2"/>
          <table:table-cell table:style-name="ce5" table:number-columns-repeated="5"/>
          <table:table-cell table:style-name="ce5" office:value-type="string" calcext:value-type="string">
            <text:p>Ship specific stats</text:p>
          </table:table-cell>
          <table:table-cell table:style-name="ce5" table:number-columns-repeated="4"/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5" office:value-type="string" calcext:value-type="string">
            <text:p>Damage</text:p>
          </table:table-cell>
          <table:table-cell table:style-name="ce5" office:value-type="string" calcext:value-type="string">
            <text:p>Fire wait</text:p>
          </table:table-cell>
          <table:table-cell table:style-name="ce5" office:value-type="string" calcext:value-type="string">
            <text:p>Beam Life</text:p>
          </table:table-cell>
          <table:table-cell table:style-name="ce5" office:value-type="string" calcext:value-type="string">
            <text:p>Shots</text:p>
          </table:table-cell>
          <table:table-cell table:style-name="ce5" office:value-type="string" calcext:value-type="string">
            <text:p>Damage per salvo</text:p>
          </table:table-cell>
          <table:table-cell table:style-name="ce5"/>
          <table:table-cell table:style-name="ce5" office:value-type="string" calcext:value-type="string">
            <text:p>Shots per X sec</text:p>
          </table:table-cell>
          <table:table-cell table:style-name="ce5" office:value-type="string" calcext:value-type="string">
            <text:p>Sustained damage</text:p>
          </table:table-cell>
          <table:table-cell table:style-name="ce5"/>
          <table:table-cell table:style-name="ce5" office:value-type="string" calcext:value-type="string">
            <text:p>Fire rate multiplier</text:p>
          </table:table-cell>
          <table:table-cell table:style-name="ce5" office:value-type="string" calcext:value-type="string">
            <text:p>Number of guns</text:p>
          </table:table-cell>
          <table:table-cell table:style-name="ce5" office:value-type="string" calcext:value-type="string">
            <text:p>Damage with multiplier</text:p>
          </table:table-cell>
          <table:table-cell table:style-name="ce5"/>
          <table:table-cell table:style-name="ce5" office:value-type="string" calcext:value-type="string">
            <text:p>Full Damage Output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vs strikecrafts</text:p>
          </table:table-cell>
          <table:table-cell table:style-name="ce20" office:value-type="string" calcext:value-type="string">
            <text:p>vs capships</text:p>
          </table:table-cell>
          <table:table-cell table:style-name="ce20"/>
          <table:table-cell table:style-name="ce20" office:value-type="string" calcext:value-type="string">
            <text:p>vs strikecrafts</text:p>
          </table:table-cell>
          <table:table-cell table:style-name="ce20" office:value-type="string" calcext:value-type="string">
            <text:p>vs capships</text:p>
          </table:table-cell>
          <table:table-cell table:style-name="ce20" table:number-columns-repeated="2"/>
          <table:table-cell table:style-name="ce20" office:value-type="string" calcext:value-type="string">
            <text:p>vs strikecrafts</text:p>
          </table:table-cell>
          <table:table-cell table:style-name="ce20" office:value-type="string" calcext:value-type="string">
            <text:p>vs capships</text:p>
          </table:table-cell>
          <table:table-cell table:style-name="ce20" office:value-type="string" calcext:value-type="string">
            <text:p>vs strikecrafts</text:p>
          </table:table-cell>
          <table:table-cell table:style-name="ce20" office:value-type="string" calcext:value-type="string">
            <text:p>vs capships</text:p>
          </table:table-cell>
          <table:table-cell table:style-name="ce20" table:number-columns-repeated="1008"/>
        </table:table-row>
        <table:table-row table:style-name="ro1">
          <table:table-cell table:style-name="ce21" office:value-type="string" calcext:value-type="string">
            <text:p>Dwarf Lance</text:p>
          </table:table-cell>
          <table:table-cell table:style-name="ce7" office:value-type="float" office:value="5" calcext:value-type="float">
            <text:p>5,00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2" calcext:value-type="float">
            <text:p>2,00</text:p>
          </table:table-cell>
          <table:table-cell table:style-name="ce22" office:value-type="float" office:value="1" calcext:value-type="float">
            <text:p>1</text:p>
          </table:table-cell>
          <table:table-cell table:formula="of:=[.$B6]*[.$B$2]*[.$D6]*[.$E6]*[.$J$1]" office:value-type="float" office:value="58.8" calcext:value-type="float">
            <text:p>58,80</text:p>
          </table:table-cell>
          <table:table-cell table:formula="of:=[.$B6]*[.$B$2]*[.$D6]*[.$E6]*[.$J$2]" office:value-type="float" office:value="294" calcext:value-type="float">
            <text:p>294,00</text:p>
          </table:table-cell>
          <table:table-cell table:formula="of:=[.$B$1]/[.C6]" office:value-type="float" office:value="7.5" calcext:value-type="float">
            <text:p>7,50</text:p>
          </table:table-cell>
          <table:table-cell table:formula="of:=[.$F6]*[.$H6]*[.$J$1]" office:value-type="float" office:value="441" calcext:value-type="float">
            <text:p>441,00</text:p>
          </table:table-cell>
          <table:table-cell table:formula="of:=[.$F6]*[.$H6]*[.$J$2]" office:value-type="float" office:value="2205" calcext:value-type="float">
            <text:p>2 205,00</text:p>
          </table:table-cell>
          <table:table-cell table:style-name="ce14" office:value-type="float" office:value="1" calcext:value-type="float">
            <text:p>1,00</text:p>
          </table:table-cell>
          <table:table-cell table:style-name="ce16" office:value-type="float" office:value="0" calcext:value-type="float">
            <text:p>0</text:p>
          </table:table-cell>
          <table:table-cell table:formula="of:=[.$F6]*[.$H6]*[.$K6]*[.$J$1]" office:value-type="float" office:value="441" calcext:value-type="float">
            <text:p>441,00</text:p>
          </table:table-cell>
          <table:table-cell table:formula="of:=[.$F6]*[.$H6]*[.$K6]*[.$J$2]" office:value-type="float" office:value="2205" calcext:value-type="float">
            <text:p>2 205,00</text:p>
          </table:table-cell>
          <table:table-cell table:formula="of:=[.$M6]*[.$L6]*[.$J$1]" office:value-type="float" office:value="0" calcext:value-type="float">
            <text:p>0,00</text:p>
          </table:table-cell>
          <table:table-cell table:formula="of:=[.$M6]*[.$L6]*[.$J$2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nary Lance</text:p>
          </table:table-cell>
          <table:table-cell office:value-type="float" office:value="15" calcext:value-type="float">
            <text:p>15,00</text:p>
          </table:table-cell>
          <table:table-cell office:value-type="float" office:value="2.5" calcext:value-type="float">
            <text:p>2,50</text:p>
          </table:table-cell>
          <table:table-cell office:value-type="float" office:value="1.5" calcext:value-type="float">
            <text:p>1,50</text:p>
          </table:table-cell>
          <table:table-cell office:value-type="float" office:value="5" calcext:value-type="float">
            <text:p>5</text:p>
          </table:table-cell>
          <table:table-cell table:formula="of:=[.$B7]*[.$B$2]*[.$D7]*[.$E7]*[.$J$1]" office:value-type="float" office:value="661.5" calcext:value-type="float">
            <text:p>661,50</text:p>
          </table:table-cell>
          <table:table-cell table:formula="of:=[.$B7]*[.$B$2]*[.$D7]*[.$E7]*[.$J$2]" office:value-type="float" office:value="3307.5" calcext:value-type="float">
            <text:p>3 307,50</text:p>
          </table:table-cell>
          <table:table-cell table:formula="of:=[.$B$1]/[.C7]" office:value-type="float" office:value="12" calcext:value-type="float">
            <text:p>12,00</text:p>
          </table:table-cell>
          <table:table-cell table:formula="of:=[.$F7]*[.$H7]*[.$J$1]" office:value-type="float" office:value="7938" calcext:value-type="float">
            <text:p>7 938,00</text:p>
          </table:table-cell>
          <table:table-cell table:formula="of:=[.$F7]*[.$H7]*[.$J$2]" office:value-type="float" office:value="39690" calcext:value-type="float">
            <text:p>39 69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F7]*[.$H7]*[.$K7]*[.$J$1]" office:value-type="float" office:value="7938" calcext:value-type="float">
            <text:p>7 938,00</text:p>
          </table:table-cell>
          <table:table-cell table:formula="of:=[.$F7]*[.$H7]*[.$K7]*[.$J$2]" office:value-type="float" office:value="39690" calcext:value-type="float">
            <text:p>39 690,00</text:p>
          </table:table-cell>
          <table:table-cell table:formula="of:=[.$M7]*[.$L7]*[.$J$1]" office:value-type="float" office:value="0" calcext:value-type="float">
            <text:p>0,00</text:p>
          </table:table-cell>
          <table:table-cell table:formula="of:=[.$M7]*[.$L7]*[.$J$2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lsar Lance</text:p>
          </table:table-cell>
          <table:table-cell office:value-type="float" office:value="30" calcext:value-type="float">
            <text:p>30,00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table:formula="of:=[.$B8]*[.$B$2]*[.$D8]*[.$E8]*[.$J$1]" office:value-type="float" office:value="176.4" calcext:value-type="float">
            <text:p>176,40</text:p>
          </table:table-cell>
          <table:table-cell table:formula="of:=[.$B8]*[.$B$2]*[.$D8]*[.$E8]*[.$J$2]" office:value-type="float" office:value="882" calcext:value-type="float">
            <text:p>882,00</text:p>
          </table:table-cell>
          <table:table-cell table:formula="of:=[.$B$1]/[.C8]" office:value-type="float" office:value="15" calcext:value-type="float">
            <text:p>15,00</text:p>
          </table:table-cell>
          <table:table-cell table:formula="of:=[.$F8]*[.$H8]*[.$J$1]" office:value-type="float" office:value="2646" calcext:value-type="float">
            <text:p>2 646,00</text:p>
          </table:table-cell>
          <table:table-cell table:formula="of:=[.$F8]*[.$H8]*[.$J$2]" office:value-type="float" office:value="13230" calcext:value-type="float">
            <text:p>13 23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F8]*[.$H8]*[.$K8]*[.$J$1]" office:value-type="float" office:value="2646" calcext:value-type="float">
            <text:p>2 646,00</text:p>
          </table:table-cell>
          <table:table-cell table:formula="of:=[.$F8]*[.$H8]*[.$K8]*[.$J$2]" office:value-type="float" office:value="13230" calcext:value-type="float">
            <text:p>13 230,00</text:p>
          </table:table-cell>
          <table:table-cell table:formula="of:=[.$M8]*[.$L8]*[.$J$1]" office:value-type="float" office:value="0" calcext:value-type="float">
            <text:p>0,00</text:p>
          </table:table-cell>
          <table:table-cell table:formula="of:=[.$M8]*[.$L8]*[.$J$2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sar Lance</text:p>
          </table:table-cell>
          <table:table-cell office:value-type="float" office:value="60" calcext:value-type="float">
            <text:p>60,00</text:p>
          </table:table-cell>
          <table:table-cell table:number-columns-repeated="2" office:value-type="float" office:value="10" calcext:value-type="float">
            <text:p>10,00</text:p>
          </table:table-cell>
          <table:table-cell office:value-type="float" office:value="1" calcext:value-type="float">
            <text:p>1</text:p>
          </table:table-cell>
          <table:table-cell table:formula="of:=[.$B9]*[.$B$2]*[.$D9]*[.$E9]*[.$J$1]" office:value-type="float" office:value="3528" calcext:value-type="float">
            <text:p>3 528,00</text:p>
          </table:table-cell>
          <table:table-cell table:formula="of:=[.$B9]*[.$B$2]*[.$D9]*[.$E9]*[.$J$2]" office:value-type="float" office:value="17640" calcext:value-type="float">
            <text:p>17 640,00</text:p>
          </table:table-cell>
          <table:table-cell table:formula="of:=[.$B$1]/[.C9]" office:value-type="float" office:value="3" calcext:value-type="float">
            <text:p>3,00</text:p>
          </table:table-cell>
          <table:table-cell table:formula="of:=[.$F9]*[.$H9]*[.$J$1]" office:value-type="float" office:value="10584" calcext:value-type="float">
            <text:p>10 584,00</text:p>
          </table:table-cell>
          <table:table-cell table:formula="of:=[.$F9]*[.$H9]*[.$J$2]" office:value-type="float" office:value="52920" calcext:value-type="float">
            <text:p>52 92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F9]*[.$H9]*[.$K9]*[.$J$1]" office:value-type="float" office:value="10584" calcext:value-type="float">
            <text:p>10 584,00</text:p>
          </table:table-cell>
          <table:table-cell table:formula="of:=[.$F9]*[.$H9]*[.$K9]*[.$J$2]" office:value-type="float" office:value="52920" calcext:value-type="float">
            <text:p>52 920,00</text:p>
          </table:table-cell>
          <table:table-cell table:formula="of:=[.$M9]*[.$L9]*[.$J$1]" office:value-type="float" office:value="0" calcext:value-type="float">
            <text:p>0,00</text:p>
          </table:table-cell>
          <table:table-cell table:formula="of:=[.$M9]*[.$L9]*[.$J$2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uster Lance</text:p>
          </table:table-cell>
          <table:table-cell office:value-type="float" office:value="30" calcext:value-type="float">
            <text:p>30,00</text:p>
          </table:table-cell>
          <table:table-cell office:value-type="float" office:value="2" calcext:value-type="float">
            <text:p>2,00</text:p>
          </table:table-cell>
          <table:table-cell office:value-type="float" office:value="10" calcext:value-type="float">
            <text:p>10,00</text:p>
          </table:table-cell>
          <table:table-cell office:value-type="float" office:value="1" calcext:value-type="float">
            <text:p>1</text:p>
          </table:table-cell>
          <table:table-cell table:formula="of:=[.$B10]*[.$B$2]*[.$D10]*[.$E10]*[.$J$1]" office:value-type="float" office:value="1764" calcext:value-type="float">
            <text:p>1 764,00</text:p>
          </table:table-cell>
          <table:table-cell table:formula="of:=[.$B10]*[.$B$2]*[.$D10]*[.$E10]*[.$J$2]" office:value-type="float" office:value="8820" calcext:value-type="float">
            <text:p>8 820,00</text:p>
          </table:table-cell>
          <table:table-cell table:formula="of:=[.$B$1]/[.C10]" office:value-type="float" office:value="15" calcext:value-type="float">
            <text:p>15,00</text:p>
          </table:table-cell>
          <table:table-cell table:formula="of:=[.$F10]*[.$H10]*[.$J$1]" office:value-type="float" office:value="26460" calcext:value-type="float">
            <text:p>26 460,00</text:p>
          </table:table-cell>
          <table:table-cell table:formula="of:=[.$F10]*[.$H10]*[.$J$2]" office:value-type="float" office:value="132300" calcext:value-type="float">
            <text:p>132 30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F10]*[.$H10]*[.$K10]*[.$J$1]" office:value-type="float" office:value="26460" calcext:value-type="float">
            <text:p>26 460,00</text:p>
          </table:table-cell>
          <table:table-cell table:formula="of:=[.$F10]*[.$H10]*[.$K10]*[.$J$2]" office:value-type="float" office:value="132300" calcext:value-type="float">
            <text:p>132 300,00</text:p>
          </table:table-cell>
          <table:table-cell table:formula="of:=[.$M10]*[.$L10]*[.$J$1]" office:value-type="float" office:value="0" calcext:value-type="float">
            <text:p>0,00</text:p>
          </table:table-cell>
          <table:table-cell table:formula="of:=[.$M10]*[.$L10]*[.$J$2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10" table:number-columns-repeated="3"/>
          <table:table-cell table:style-name="ce18"/>
          <table:table-cell table:style-name="ce10" table:number-columns-repeated="6"/>
          <table:table-cell table:style-name="ce18"/>
          <table:table-cell table:style-name="ce10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Shivan Lance</text:p>
          </table:table-cell>
          <table:table-cell office:value-type="float" office:value="60" calcext:value-type="float">
            <text:p>60,00</text:p>
          </table:table-cell>
          <table:table-cell table:number-columns-repeated="2" office:value-type="float" office:value="0.5" calcext:value-type="float">
            <text:p>0,50</text:p>
          </table:table-cell>
          <table:table-cell office:value-type="float" office:value="1" calcext:value-type="float">
            <text:p>1</text:p>
          </table:table-cell>
          <table:table-cell table:formula="of:=[.$B12]*[.$B$2]*[.$D12]*[.$E12]*[.$J$1]" office:value-type="float" office:value="176.4" calcext:value-type="float">
            <text:p>176,40</text:p>
          </table:table-cell>
          <table:table-cell table:formula="of:=[.$B12]*[.$B$2]*[.$D12]*[.$E12]*[.$J$2]" office:value-type="float" office:value="882" calcext:value-type="float">
            <text:p>882,00</text:p>
          </table:table-cell>
          <table:table-cell table:formula="of:=[.$B$1]/[.C12]" office:value-type="float" office:value="60" calcext:value-type="float">
            <text:p>60,00</text:p>
          </table:table-cell>
          <table:table-cell table:formula="of:=[.$F12]*[.$H12]*[.$J$1]" office:value-type="float" office:value="10584" calcext:value-type="float">
            <text:p>10 584,00</text:p>
          </table:table-cell>
          <table:table-cell table:formula="of:=[.$F12]*[.$H12]*[.$J$2]" office:value-type="float" office:value="52920" calcext:value-type="float">
            <text:p>52 92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F12]*[.$H12]*[.$K12]*[.$J$1]" office:value-type="float" office:value="10584" calcext:value-type="float">
            <text:p>10 584,00</text:p>
          </table:table-cell>
          <table:table-cell table:formula="of:=[.$F12]*[.$H12]*[.$K12]*[.$J$2]" office:value-type="float" office:value="52920" calcext:value-type="float">
            <text:p>52 920,00</text:p>
          </table:table-cell>
          <table:table-cell table:formula="of:=[.$M12]*[.$L12]*[.$J$1]" office:value-type="float" office:value="0" calcext:value-type="float">
            <text:p>0,00</text:p>
          </table:table-cell>
          <table:table-cell table:formula="of:=[.$M12]*[.$L12]*[.$J$2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van Huge Lance</text:p>
          </table:table-cell>
          <table:table-cell office:value-type="float" office:value="180" calcext:value-type="float">
            <text:p>180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" calcext:value-type="float">
            <text:p>1</text:p>
          </table:table-cell>
          <table:table-cell table:formula="of:=[.$B13]*[.$B$2]*[.$D13]*[.$E13]*[.$J$1]" office:value-type="float" office:value="5292" calcext:value-type="float">
            <text:p>5 292,00</text:p>
          </table:table-cell>
          <table:table-cell table:formula="of:=[.$B13]*[.$B$2]*[.$D13]*[.$E13]*[.$J$2]" office:value-type="float" office:value="26460" calcext:value-type="float">
            <text:p>26 460,00</text:p>
          </table:table-cell>
          <table:table-cell table:formula="of:=[.$B$1]/[.C13]" office:value-type="float" office:value="6" calcext:value-type="float">
            <text:p>6,00</text:p>
          </table:table-cell>
          <table:table-cell table:formula="of:=[.$F13]*[.$H13]*[.$J$1]" office:value-type="float" office:value="31752" calcext:value-type="float">
            <text:p>31 752,00</text:p>
          </table:table-cell>
          <table:table-cell table:formula="of:=[.$F13]*[.$H13]*[.$J$2]" office:value-type="float" office:value="158760" calcext:value-type="float">
            <text:p>158 76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F13]*[.$H13]*[.$K13]*[.$J$1]" office:value-type="float" office:value="31752" calcext:value-type="float">
            <text:p>31 752,00</text:p>
          </table:table-cell>
          <table:table-cell table:formula="of:=[.$F13]*[.$H13]*[.$K13]*[.$J$2]" office:value-type="float" office:value="158760" calcext:value-type="float">
            <text:p>158 760,00</text:p>
          </table:table-cell>
          <table:table-cell table:formula="of:=[.$M13]*[.$L13]*[.$J$1]" office:value-type="float" office:value="0" calcext:value-type="float">
            <text:p>0,00</text:p>
          </table:table-cell>
          <table:table-cell table:formula="of:=[.$M13]*[.$L13]*[.$J$2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van Multi Lance</text:p>
          </table:table-cell>
          <table:table-cell office:value-type="float" office:value="80" calcext:value-type="float">
            <text:p>80,00</text:p>
          </table:table-cell>
          <table:table-cell office:value-type="float" office:value="1" calcext:value-type="float">
            <text:p>1,00</text:p>
          </table:table-cell>
          <table:table-cell office:value-type="float" office:value="20" calcext:value-type="float">
            <text:p>20,00</text:p>
          </table:table-cell>
          <table:table-cell office:value-type="float" office:value="1" calcext:value-type="float">
            <text:p>1</text:p>
          </table:table-cell>
          <table:table-cell table:formula="of:=[.$B14]*[.$B$2]*[.$D14]*[.$E14]*[.$J$1]" office:value-type="float" office:value="9408" calcext:value-type="float">
            <text:p>9 408,00</text:p>
          </table:table-cell>
          <table:table-cell table:formula="of:=[.$B14]*[.$B$2]*[.$D14]*[.$E14]*[.$J$2]" office:value-type="float" office:value="47040" calcext:value-type="float">
            <text:p>47 040,00</text:p>
          </table:table-cell>
          <table:table-cell table:formula="of:=[.$B$1]/[.C14]" office:value-type="float" office:value="30" calcext:value-type="float">
            <text:p>30,00</text:p>
          </table:table-cell>
          <table:table-cell table:formula="of:=[.$F14]*[.$H14]*[.$J$1]" office:value-type="float" office:value="282240" calcext:value-type="float">
            <text:p>282 240,00</text:p>
          </table:table-cell>
          <table:table-cell table:formula="of:=[.$F14]*[.$H14]*[.$J$2]" office:value-type="float" office:value="1411200" calcext:value-type="float">
            <text:p>1 411 20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F14]*[.$H14]*[.$K14]*[.$J$1]" office:value-type="float" office:value="282240" calcext:value-type="float">
            <text:p>282 240,00</text:p>
          </table:table-cell>
          <table:table-cell table:formula="of:=[.$F14]*[.$H14]*[.$K14]*[.$J$2]" office:value-type="float" office:value="1411200" calcext:value-type="float">
            <text:p>1 411 200,00</text:p>
          </table:table-cell>
          <table:table-cell table:formula="of:=[.$M14]*[.$L14]*[.$J$1]" office:value-type="float" office:value="0" calcext:value-type="float">
            <text:p>0,00</text:p>
          </table:table-cell>
          <table:table-cell table:formula="of:=[.$M14]*[.$L14]*[.$J$2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/>
          <table:table-cell table:style-name="ce10" table:number-columns-repeated="3"/>
          <table:table-cell table:style-name="ce18"/>
          <table:table-cell table:style-name="ce10" table:number-columns-repeated="6"/>
          <table:table-cell table:style-name="ce18"/>
          <table:table-cell table:style-name="ce10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Black Lance</text:p>
          </table:table-cell>
          <table:table-cell office:value-type="float" office:value="250" calcext:value-type="float">
            <text:p>250,00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float" office:value="1" calcext:value-type="float">
            <text:p>1</text:p>
          </table:table-cell>
          <table:table-cell table:formula="of:=[.$B16]*[.$B$2]*[.$D16]*[.$E16]*[.$J$1]" office:value-type="float" office:value="7350" calcext:value-type="float">
            <text:p>7 350,00</text:p>
          </table:table-cell>
          <table:table-cell table:formula="of:=[.$B16]*[.$B$2]*[.$D16]*[.$E16]*[.$J$2]" office:value-type="float" office:value="36750" calcext:value-type="float">
            <text:p>36 750,00</text:p>
          </table:table-cell>
          <table:table-cell table:formula="of:=[.$B$1]/[.C16]" office:value-type="float" office:value="30" calcext:value-type="float">
            <text:p>30,00</text:p>
          </table:table-cell>
          <table:table-cell table:formula="of:=[.$F16]*[.$H16]*[.$J$1]" office:value-type="float" office:value="220500" calcext:value-type="float">
            <text:p>220 500,00</text:p>
          </table:table-cell>
          <table:table-cell table:formula="of:=[.$F16]*[.$H16]*[.$J$2]" office:value-type="float" office:value="1102500" calcext:value-type="float">
            <text:p>1 102 50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F16]*[.$H16]*[.$K16]*[.$J$1]" office:value-type="float" office:value="220500" calcext:value-type="float">
            <text:p>220 500,00</text:p>
          </table:table-cell>
          <table:table-cell table:formula="of:=[.$F16]*[.$H16]*[.$K16]*[.$J$2]" office:value-type="float" office:value="1102500" calcext:value-type="float">
            <text:p>1 102 500,00</text:p>
          </table:table-cell>
          <table:table-cell table:formula="of:=[.$M16]*[.$L16]*[.$J$1]" office:value-type="float" office:value="0" calcext:value-type="float">
            <text:p>0,00</text:p>
          </table:table-cell>
          <table:table-cell table:formula="of:=[.$M16]*[.$L16]*[.$J$2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ack Lance Huge</text:p>
          </table:table-cell>
          <table:table-cell office:value-type="float" office:value="450" calcext:value-type="float">
            <text:p>450,00</text:p>
          </table:table-cell>
          <table:table-cell office:value-type="float" office:value="15" calcext:value-type="float">
            <text:p>15,00</text:p>
          </table:table-cell>
          <table:table-cell office:value-type="float" office:value="45" calcext:value-type="float">
            <text:p>45,00</text:p>
          </table:table-cell>
          <table:table-cell office:value-type="float" office:value="1" calcext:value-type="float">
            <text:p>1</text:p>
          </table:table-cell>
          <table:table-cell table:formula="of:=[.$B17]*[.$B$2]*[.$D17]*[.$E17]*[.$J$1]" office:value-type="float" office:value="119070" calcext:value-type="float">
            <text:p>119 070,00</text:p>
          </table:table-cell>
          <table:table-cell table:formula="of:=[.$B17]*[.$B$2]*[.$D17]*[.$E17]*[.$J$2]" office:value-type="float" office:value="595350" calcext:value-type="float">
            <text:p>595 350,00</text:p>
          </table:table-cell>
          <table:table-cell table:formula="of:=[.$B$1]/[.C17]" office:value-type="float" office:value="2" calcext:value-type="float">
            <text:p>2,00</text:p>
          </table:table-cell>
          <table:table-cell table:formula="of:=[.$F17]*[.$H17]*[.$J$1]" office:value-type="float" office:value="238140" calcext:value-type="float">
            <text:p>238 140,00</text:p>
          </table:table-cell>
          <table:table-cell table:formula="of:=[.$F17]*[.$H17]*[.$J$2]" office:value-type="float" office:value="1190700" calcext:value-type="float">
            <text:p>1 190 70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F17]*[.$H17]*[.$K17]*[.$J$1]" office:value-type="float" office:value="238140" calcext:value-type="float">
            <text:p>238 140,00</text:p>
          </table:table-cell>
          <table:table-cell table:formula="of:=[.$F17]*[.$H17]*[.$K17]*[.$J$2]" office:value-type="float" office:value="1190700" calcext:value-type="float">
            <text:p>1 190 700,00</text:p>
          </table:table-cell>
          <table:table-cell table:formula="of:=[.$M17]*[.$L17]*[.$J$1]" office:value-type="float" office:value="0" calcext:value-type="float">
            <text:p>0,00</text:p>
          </table:table-cell>
          <table:table-cell table:formula="of:=[.$M17]*[.$L17]*[.$J$2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ack Lance Colossal</text:p>
          </table:table-cell>
          <table:table-cell office:value-type="float" office:value="1250" calcext:value-type="float">
            <text:p>1 250,00</text:p>
          </table:table-cell>
          <table:table-cell office:value-type="float" office:value="10" calcext:value-type="float">
            <text:p>10,00</text:p>
          </table:table-cell>
          <table:table-cell office:value-type="float" office:value="60" calcext:value-type="float">
            <text:p>60,00</text:p>
          </table:table-cell>
          <table:table-cell office:value-type="float" office:value="1" calcext:value-type="float">
            <text:p>1</text:p>
          </table:table-cell>
          <table:table-cell table:formula="of:=[.$B18]*[.$B$2]*[.$D18]*[.$E18]*[.$J$1]" office:value-type="float" office:value="441000" calcext:value-type="float">
            <text:p>441 000,00</text:p>
          </table:table-cell>
          <table:table-cell table:formula="of:=[.$B18]*[.$B$2]*[.$D18]*[.$E18]*[.$J$2]" office:value-type="float" office:value="2205000" calcext:value-type="float">
            <text:p>2 205 000,00</text:p>
          </table:table-cell>
          <table:table-cell table:formula="of:=[.$B$1]/[.C18]" office:value-type="float" office:value="3" calcext:value-type="float">
            <text:p>3,00</text:p>
          </table:table-cell>
          <table:table-cell table:formula="of:=[.$F18]*[.$H18]*[.$J$1]" office:value-type="float" office:value="1323000" calcext:value-type="float">
            <text:p>1 323 000,00</text:p>
          </table:table-cell>
          <table:table-cell table:formula="of:=[.$F18]*[.$H18]*[.$J$2]" office:value-type="float" office:value="6615000" calcext:value-type="float">
            <text:p>6 615 00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F18]*[.$H18]*[.$K18]*[.$J$1]" office:value-type="float" office:value="1323000" calcext:value-type="float">
            <text:p>1 323 000,00</text:p>
          </table:table-cell>
          <table:table-cell table:formula="of:=[.$F18]*[.$H18]*[.$K18]*[.$J$2]" office:value-type="float" office:value="6615000" calcext:value-type="float">
            <text:p>6 615 000,00</text:p>
          </table:table-cell>
          <table:table-cell table:formula="of:=[.$M18]*[.$L18]*[.$J$1]" office:value-type="float" office:value="0" calcext:value-type="float">
            <text:p>0,00</text:p>
          </table:table-cell>
          <table:table-cell table:formula="of:=[.$M18]*[.$L18]*[.$J$2]" office:value-type="float" office:value="0" calcext:value-type="float">
            <text:p>0,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lack Lance Titanesque</text:p>
          </table:table-cell>
          <table:table-cell office:value-type="float" office:value="10000" calcext:value-type="float">
            <text:p>10 000,00</text:p>
          </table:table-cell>
          <table:table-cell office:value-type="float" office:value="15" calcext:value-type="float">
            <text:p>15,00</text:p>
          </table:table-cell>
          <table:table-cell office:value-type="float" office:value="45" calcext:value-type="float">
            <text:p>45,00</text:p>
          </table:table-cell>
          <table:table-cell office:value-type="float" office:value="1" calcext:value-type="float">
            <text:p>1</text:p>
          </table:table-cell>
          <table:table-cell table:formula="of:=[.$B19]*[.$B$2]*[.$D19]*[.$E19]*[.$J$1]" office:value-type="float" office:value="2646000" calcext:value-type="float">
            <text:p>2 646 000,00</text:p>
          </table:table-cell>
          <table:table-cell table:formula="of:=[.$B19]*[.$B$2]*[.$D19]*[.$E19]*[.$J$2]" office:value-type="float" office:value="13230000" calcext:value-type="float">
            <text:p>13 230 000,00</text:p>
          </table:table-cell>
          <table:table-cell table:formula="of:=[.$B$1]/[.C19]" office:value-type="float" office:value="2" calcext:value-type="float">
            <text:p>2,00</text:p>
          </table:table-cell>
          <table:table-cell table:formula="of:=[.$F19]*[.$H19]*[.$J$1]" office:value-type="float" office:value="5292000" calcext:value-type="float">
            <text:p>5 292 000,00</text:p>
          </table:table-cell>
          <table:table-cell table:formula="of:=[.$F19]*[.$H19]*[.$J$2]" office:value-type="float" office:value="26460000" calcext:value-type="float">
            <text:p>26 460 00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table:formula="of:=[.$F19]*[.$H19]*[.$K19]*[.$J$1]" office:value-type="float" office:value="5292000" calcext:value-type="float">
            <text:p>5 292 000,00</text:p>
          </table:table-cell>
          <table:table-cell table:formula="of:=[.$F19]*[.$H19]*[.$K19]*[.$J$2]" office:value-type="float" office:value="26460000" calcext:value-type="float">
            <text:p>26 460 000,00</text:p>
          </table:table-cell>
          <table:table-cell table:formula="of:=[.$M19]*[.$L19]*[.$J$1]" office:value-type="float" office:value="0" calcext:value-type="float">
            <text:p>0,00</text:p>
          </table:table-cell>
          <table:table-cell table:formula="of:=[.$M19]*[.$L19]*[.$J$2]" office:value-type="float" office:value="0" calcext:value-type="float">
            <text:p>0,00</text:p>
          </table:table-cell>
          <table:table-cell table:number-columns-repeated="1008"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20:12:22.6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23:18:49.25</meta:creation-date>
    <dc:date>2018-11-06T22:46:25.077000000</dc:date>
    <meta:editing-duration>PT3H36M31S</meta:editing-duration>
    <meta:editing-cycles>38</meta:editing-cycles>
    <meta:generator>LibreOffice/5.1.4.2$Windows_x86 LibreOffice_project/f99d75f39f1c57ebdd7ffc5f42867c12031db97a</meta:generator>
    <meta:document-statistic meta:table-count="3" meta:cell-count="499" meta:object-count="0"/>
  </office:meta>
</office:document-meta>
</file>